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6ff82" officeooo:paragraph-rsid="0016ff82"/>
    </style:style>
    <style:style style:name="P2" style:family="paragraph" style:parent-style-name="Standard">
      <style:paragraph-properties fo:text-align="justify" style:justify-single-word="false"/>
      <style:text-properties officeooo:rsid="0016ff82" officeooo:paragraph-rsid="0016ff82"/>
    </style:style>
    <style:style style:name="P3" style:family="paragraph" style:parent-style-name="Standard">
      <style:paragraph-properties fo:text-align="justify" style:justify-single-word="false"/>
      <style:text-properties officeooo:rsid="0016ff82" officeooo:paragraph-rsid="0018b417"/>
    </style:style>
    <style:style style:name="P4" style:family="paragraph" style:parent-style-name="Standard">
      <style:paragraph-properties fo:text-align="justify" style:justify-single-word="false"/>
      <style:text-properties officeooo:rsid="0018b417" officeooo:paragraph-rsid="0018b417"/>
    </style:style>
    <style:style style:name="P5" style:family="paragraph" style:parent-style-name="Standard">
      <style:paragraph-properties fo:text-align="justify" style:justify-single-word="false"/>
      <style:text-properties officeooo:rsid="0018b417" officeooo:paragraph-rsid="001a2b6f"/>
    </style:style>
    <style:style style:name="P6" style:family="paragraph" style:parent-style-name="Standard">
      <style:paragraph-properties fo:text-align="justify" style:justify-single-word="false"/>
      <style:text-properties officeooo:rsid="001a2b6f" officeooo:paragraph-rsid="001a2b6f"/>
    </style:style>
    <style:style style:name="P7" style:family="paragraph" style:parent-style-name="Standard">
      <style:paragraph-properties fo:text-align="justify" style:justify-single-word="false"/>
      <style:text-properties officeooo:rsid="001b9b38" officeooo:paragraph-rsid="001b9b38"/>
    </style:style>
    <style:style style:name="P8" style:family="paragraph" style:parent-style-name="Standard">
      <style:paragraph-properties fo:text-align="justify" style:justify-single-word="false"/>
      <style:text-properties officeooo:rsid="001ebb5d" officeooo:paragraph-rsid="001ebb5d"/>
    </style:style>
    <style:style style:name="P9" style:family="paragraph" style:parent-style-name="Standard">
      <style:paragraph-properties fo:text-align="justify" style:justify-single-word="false"/>
      <style:text-properties officeooo:rsid="00208c05" officeooo:paragraph-rsid="0024d716"/>
    </style:style>
    <style:style style:name="P10" style:family="paragraph" style:parent-style-name="Standard">
      <style:paragraph-properties fo:text-align="justify" style:justify-single-word="false"/>
      <style:text-properties officeooo:rsid="00217b2e" officeooo:paragraph-rsid="0025810f"/>
    </style:style>
    <style:style style:name="P11" style:family="paragraph" style:parent-style-name="Standard">
      <style:paragraph-properties fo:text-align="justify" style:justify-single-word="false"/>
      <style:text-properties officeooo:rsid="0022b3b1" officeooo:paragraph-rsid="00261db4"/>
    </style:style>
    <style:style style:name="P12" style:family="paragraph" style:parent-style-name="Standard">
      <style:paragraph-properties fo:text-align="justify" style:justify-single-word="false"/>
      <style:text-properties officeooo:rsid="0023e712" officeooo:paragraph-rsid="0023e712"/>
    </style:style>
    <style:style style:name="P13" style:family="paragraph" style:parent-style-name="Standard">
      <style:paragraph-properties fo:text-align="center" style:justify-single-word="false"/>
      <style:text-properties fo:font-size="32pt" officeooo:rsid="0016ff82" officeooo:paragraph-rsid="0016ff82" style:font-size-asian="32pt" style:font-size-complex="32pt"/>
    </style:style>
    <style:style style:name="P14" style:family="paragraph" style:parent-style-name="Standard">
      <style:paragraph-properties fo:text-align="center" style:justify-single-word="false"/>
      <style:text-properties fo:font-size="28pt" officeooo:rsid="0016ff82" officeooo:paragraph-rsid="0016ff82" style:font-size-asian="28pt" style:font-size-complex="28pt"/>
    </style:style>
    <style:style style:name="P15" style:family="paragraph" style:parent-style-name="Standard">
      <style:paragraph-properties fo:text-align="justify" style:justify-single-word="false"/>
      <style:text-properties fo:font-size="14pt" fo:font-weight="bold" officeooo:rsid="0016ff82" officeooo:paragraph-rsid="0016ff82" style:font-size-asian="14pt" style:font-weight-asian="bold" style:font-size-complex="14pt" style:font-weight-complex="bold"/>
    </style:style>
    <style:style style:name="P16" style:family="paragraph" style:parent-style-name="Standard">
      <style:paragraph-properties fo:text-align="justify" style:justify-single-word="false"/>
      <style:text-properties fo:font-size="14pt" fo:font-weight="bold" officeooo:rsid="0016ff82" officeooo:paragraph-rsid="001ea31c" style:font-size-asian="14pt" style:font-weight-asian="bold" style:font-size-complex="14pt" style:font-weight-complex="bold"/>
    </style:style>
    <style:style style:name="P17" style:family="paragraph" style:parent-style-name="Standard">
      <style:paragraph-properties fo:text-align="justify" style:justify-single-word="false"/>
      <style:text-properties fo:font-size="14pt" fo:font-weight="bold" officeooo:rsid="0016ff82" officeooo:paragraph-rsid="002f446a" style:font-size-asian="14pt" style:font-weight-asian="bold" style:font-size-complex="14pt" style:font-weight-complex="bold"/>
    </style:style>
    <style:style style:name="P18" style:family="paragraph" style:parent-style-name="Standard" style:list-style-name="L1">
      <style:paragraph-properties fo:text-align="justify" style:justify-single-word="false"/>
      <style:text-properties officeooo:rsid="0018b417" officeooo:paragraph-rsid="0018b417"/>
    </style:style>
    <style:style style:name="P19" style:family="paragraph" style:parent-style-name="Standard">
      <style:paragraph-properties fo:text-align="justify" style:justify-single-word="false"/>
      <style:text-properties fo:font-style="normal" officeooo:rsid="001a2b6f" officeooo:paragraph-rsid="001a2b6f" style:font-style-asian="normal" style:font-style-complex="normal"/>
    </style:style>
    <style:style style:name="P20" style:family="paragraph" style:parent-style-name="Standard">
      <style:paragraph-properties fo:text-align="justify" style:justify-single-word="false"/>
      <style:text-properties fo:font-style="normal" officeooo:rsid="001b9b38" officeooo:paragraph-rsid="001a2b6f" style:font-style-asian="normal" style:font-style-complex="normal"/>
    </style:style>
    <style:style style:name="P21" style:family="paragraph" style:parent-style-name="Standard">
      <style:paragraph-properties fo:text-align="justify" style:justify-single-word="false"/>
      <style:text-properties fo:font-style="normal" officeooo:rsid="001b9b38" officeooo:paragraph-rsid="001b9b38" style:font-style-asian="normal" style:font-style-complex="normal"/>
    </style:style>
    <style:style style:name="P22" style:family="paragraph" style:parent-style-name="Standard">
      <style:paragraph-properties fo:text-align="justify" style:justify-single-word="false"/>
      <style:text-properties fo:font-style="normal" officeooo:rsid="00208c05" officeooo:paragraph-rsid="00208c05" style:font-style-asian="normal" style:font-style-complex="normal"/>
    </style:style>
    <style:style style:name="P23" style:family="paragraph" style:parent-style-name="Standard">
      <style:paragraph-properties fo:text-align="justify" style:justify-single-word="false"/>
      <style:text-properties fo:font-style="normal" officeooo:rsid="0016ff82" officeooo:paragraph-rsid="001ea31c" style:font-style-asian="normal" style:font-style-complex="normal"/>
    </style:style>
    <style:style style:name="P24" style:family="paragraph" style:parent-style-name="Standard">
      <style:paragraph-properties fo:text-align="justify" style:justify-single-word="false"/>
      <style:text-properties fo:font-style="normal" officeooo:rsid="001ebb5d" officeooo:paragraph-rsid="001ebb5d" style:font-style-asian="normal" style:font-style-complex="normal"/>
    </style:style>
    <style:style style:name="P25" style:family="paragraph" style:parent-style-name="Standard">
      <style:paragraph-properties fo:text-align="justify" style:justify-single-word="false"/>
      <style:text-properties fo:font-style="normal" officeooo:rsid="00217b2e" officeooo:paragraph-rsid="00217b2e" style:font-style-asian="normal" style:font-style-complex="normal"/>
    </style:style>
    <style:style style:name="P26" style:family="paragraph" style:parent-style-name="Standard">
      <style:paragraph-properties fo:text-align="justify" style:justify-single-word="false"/>
      <style:text-properties fo:font-style="normal" officeooo:rsid="0022b3b1" officeooo:paragraph-rsid="00261db4" style:font-style-asian="normal" style:font-style-complex="normal"/>
    </style:style>
    <style:style style:name="P27" style:family="paragraph" style:parent-style-name="Standard">
      <style:paragraph-properties fo:text-align="justify" style:justify-single-word="false"/>
      <style:text-properties fo:font-style="normal" officeooo:rsid="0022b3b1" officeooo:paragraph-rsid="0022b3b1" style:font-style-asian="normal" style:font-style-complex="normal"/>
    </style:style>
    <style:style style:name="P28" style:family="paragraph" style:parent-style-name="Standard">
      <style:paragraph-properties fo:text-align="justify" style:justify-single-word="false"/>
      <style:text-properties fo:font-style="normal" officeooo:rsid="0023e712" officeooo:paragraph-rsid="0023e712" style:font-style-asian="normal" style:font-style-complex="normal"/>
    </style:style>
    <style:style style:name="P29" style:family="paragraph" style:parent-style-name="Standard">
      <style:paragraph-properties fo:text-align="justify" style:justify-single-word="false"/>
      <style:text-properties fo:font-style="normal" officeooo:rsid="002716e6" officeooo:paragraph-rsid="002716e6" style:font-style-asian="normal" style:font-style-complex="normal"/>
    </style:style>
    <style:style style:name="P30" style:family="paragraph" style:parent-style-name="Standard">
      <style:paragraph-properties fo:text-align="justify" style:justify-single-word="false"/>
      <style:text-properties fo:font-size="12pt" fo:font-style="normal" fo:font-weight="normal" officeooo:rsid="0016ff82" officeooo:paragraph-rsid="002f446a"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fo:font-size="12pt" fo:font-style="normal" fo:font-weight="normal" officeooo:rsid="0032fcc4" officeooo:paragraph-rsid="0032fcc4"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fo:font-size="12pt" fo:font-style="normal" fo:font-weight="normal" officeooo:rsid="0032fcc4" officeooo:paragraph-rsid="00348a9f"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fo:font-size="12pt" fo:font-style="normal" fo:font-weight="normal" officeooo:rsid="00348a9f" officeooo:paragraph-rsid="00348a9f"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fo:font-size="12pt" fo:font-style="normal" fo:font-weight="normal" officeooo:rsid="0035a654" officeooo:paragraph-rsid="0035a654"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fo:font-size="12pt" fo:font-style="normal" fo:font-weight="normal" officeooo:rsid="003ace0d" officeooo:paragraph-rsid="0035a654"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fo:font-size="12pt" fo:font-style="normal" fo:font-weight="normal" officeooo:rsid="003ace0d" officeooo:paragraph-rsid="003ace0d"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fo:font-size="12pt" fo:font-style="normal" fo:font-weight="normal" officeooo:rsid="003de29f" officeooo:paragraph-rsid="003de29f" style:font-size-asian="10.5pt" style:font-style-asian="normal" style:font-weight-asian="normal" style:font-size-complex="12pt" style:font-style-complex="normal" style:font-weight-complex="normal"/>
    </style:style>
    <style:style style:name="T1" style:family="text">
      <style:text-properties officeooo:rsid="001a2b6f"/>
    </style:style>
    <style:style style:name="T2" style:family="text">
      <style:text-properties fo:font-style="italic" style:font-style-asian="italic" style:font-style-complex="italic"/>
    </style:style>
    <style:style style:name="T3" style:family="text">
      <style:text-properties fo:font-style="italic" officeooo:rsid="001a2b6f" style:font-style-asian="italic" style:font-style-complex="italic"/>
    </style:style>
    <style:style style:name="T4" style:family="text">
      <style:text-properties fo:font-style="italic" officeooo:rsid="0023e712" style:font-style-asian="italic" style:font-style-complex="italic"/>
    </style:style>
    <style:style style:name="T5" style:family="text">
      <style:text-properties fo:font-style="italic" officeooo:rsid="00241e27"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a2b6f" style:font-style-asian="normal" style:font-style-complex="normal"/>
    </style:style>
    <style:style style:name="T9" style:family="text">
      <style:text-properties fo:font-style="normal" officeooo:rsid="001b9b38" style:font-style-asian="normal" style:font-style-complex="normal"/>
    </style:style>
    <style:style style:name="T10" style:family="text">
      <style:text-properties fo:font-style="normal" officeooo:rsid="001d0958" style:font-style-asian="normal" style:font-style-complex="normal"/>
    </style:style>
    <style:style style:name="T11" style:family="text">
      <style:text-properties fo:font-style="normal" officeooo:rsid="001ea31c" style:font-style-asian="normal" style:font-style-complex="normal"/>
    </style:style>
    <style:style style:name="T12" style:family="text">
      <style:text-properties fo:font-style="normal" officeooo:rsid="0023e712" style:font-style-asian="normal" style:font-style-complex="normal"/>
    </style:style>
    <style:style style:name="T13" style:family="text">
      <style:text-properties fo:font-style="normal" officeooo:rsid="00241e27" style:font-style-asian="normal" style:font-style-complex="normal"/>
    </style:style>
    <style:style style:name="T14" style:family="text">
      <style:text-properties fo:font-style="normal" officeooo:rsid="0024d716" style:font-style-asian="normal" style:font-style-complex="normal"/>
    </style:style>
    <style:style style:name="T15" style:family="text">
      <style:text-properties fo:font-style="normal" officeooo:rsid="00261db4" style:font-style-asian="normal" style:font-style-complex="normal"/>
    </style:style>
    <style:style style:name="T16" style:family="text">
      <style:text-properties fo:font-style="normal" officeooo:rsid="0026da1b" style:font-style-asian="normal" style:font-style-complex="normal"/>
    </style:style>
    <style:style style:name="T17" style:family="text">
      <style:text-properties fo:font-style="normal" officeooo:rsid="0027e74f" style:font-style-asian="normal" style:font-style-complex="normal"/>
    </style:style>
    <style:style style:name="T18" style:family="text">
      <style:text-properties fo:font-style="normal" officeooo:rsid="0029e2fe" style:font-style-asian="normal" style:font-style-complex="normal"/>
    </style:style>
    <style:style style:name="T19" style:family="text">
      <style:text-properties fo:font-style="normal" officeooo:rsid="002b17b9" style:font-style-asian="normal" style:font-style-complex="normal"/>
    </style:style>
    <style:style style:name="T20" style:family="text">
      <style:text-properties fo:font-style="normal" officeooo:rsid="002cac3c" style:font-style-asian="normal" style:font-style-complex="normal"/>
    </style:style>
    <style:style style:name="T21" style:family="text">
      <style:text-properties fo:font-style="normal" officeooo:rsid="002da2a8" style:font-style-asian="normal" style:font-style-complex="normal"/>
    </style:style>
    <style:style style:name="T22" style:family="text">
      <style:text-properties fo:font-style="normal" officeooo:rsid="002f446a" style:font-style-asian="normal" style:font-style-complex="normal"/>
    </style:style>
    <style:style style:name="T23" style:family="text">
      <style:text-properties fo:font-style="normal" officeooo:rsid="00306f09" style:font-style-asian="normal" style:font-style-complex="normal"/>
    </style:style>
    <style:style style:name="T24" style:family="text">
      <style:text-properties fo:font-style="normal" style:text-underline-style="solid" style:text-underline-width="auto" style:text-underline-color="font-color" fo:font-weight="bold" officeooo:rsid="0025810f" style:font-style-asian="normal" style:font-weight-asian="bold" style:font-style-complex="normal" style:font-weight-complex="bold"/>
    </style:style>
    <style:style style:name="T25" style:family="text">
      <style:text-properties officeooo:rsid="00348a9f"/>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style:text-underline-style="solid" style:text-underline-width="auto" style:text-underline-color="font-color" fo:font-weight="bold" officeooo:rsid="00348a9f" style:font-weight-asian="bold" style:font-weight-complex="bold"/>
    </style:style>
    <style:style style:name="T28" style:family="text">
      <style:text-properties style:text-underline-style="none"/>
    </style:style>
    <style:style style:name="T29" style:family="text">
      <style:text-properties style:text-underline-style="none" officeooo:rsid="00348a9f"/>
    </style:style>
    <style:style style:name="T30" style:family="text">
      <style:text-properties style:text-underline-style="none" fo:font-weight="bold" officeooo:rsid="00348a9f" style:font-weight-asian="bold" style:font-weight-complex="bold"/>
    </style:style>
    <style:style style:name="T31" style:family="text">
      <style:text-properties style:text-underline-style="none" officeooo:rsid="0035a654"/>
    </style:style>
    <style:style style:name="T32" style:family="text">
      <style:text-properties style:text-underline-style="none" officeooo:rsid="003c15b0"/>
    </style:style>
    <style:style style:name="T33" style:family="text">
      <style:text-properties style:text-underline-style="none" officeooo:rsid="003e0d87"/>
    </style:style>
    <style:style style:name="T34" style:family="text">
      <style:text-properties officeooo:rsid="0035a654"/>
    </style:style>
    <style:style style:name="T35" style:family="text">
      <style:text-properties officeooo:rsid="0039d40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Rapport SimCity</text:p>
      <text:p text:style-name="P14">Pierrick Deshayes – Nicolas Dubrull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5"><text:soft-page-break/>Fichier sim_city_v1.nlogo :</text:p>
      <text:p text:style-name="P2"/>
      <text:p text:style-name="P3">A l’initialisation nb-vehicles voitures et nb-houses maisons sont créées et placées aléatoirement. Les <text:s/>voitures sont placées sur des patches gris (les routes) et les maisons sont placées sur des patches jaunes (patches qui ne sont pas des routes) situés à côté d’un patch gris. Les maisons sont donc à côté d’une route. Les variables <text:span text:style-name="T2">nb-vehicles</text:span> et <text:span text:style-name="T2">nb-houses</text:span> peuvent être changées grâce aux sliders. Par défaut, ces deux variables valent 50. </text:p>
      <text:p text:style-name="P4">Une maison possède 2 attributs :</text:p>
      <text:list xml:id="list3983717240765435324" text:style-name="L1">
        <text:list-item>
          <text:p text:style-name="P18"><text:span text:style-name="T2">water</text:span> qui correspond au nombre d’unités d’eau dans la maison</text:p>
        </text:list-item>
        <text:list-item>
          <text:p text:style-name="P18"><text:span text:style-name="T2">number</text:span> qui correspond au nombre de personnes qui habitent cette maison</text:p>
        </text:list-item>
      </text:list>
      <text:p text:style-name="P4">Lorsqu’une maison est créée on lui affecte un nombre d’habitants au hasard entre 1 et 6. Le nombre d’unités d’eau initial correspond au nombre d’habitants * water-need (variable globale correspondant au besoin en eau d’une personne) + (water-need-1). Par exemple s’il y a 4 habitants dans la maison et si chaque personne a un besoin en eau de 3, alors il y aura 4 * 3 + 2 unités d’eau dans la maison. <text:span text:style-name="T35">Chaque maison a donc un stock maximal d’eau.</text:span></text:p>
      <text:p text:style-name="P4">Une usine est aussi créée, elle est placée aléatoirement sur un patch jaune à côté d’un patch gris. <text:span text:style-name="T1">L’usine possède un attribut </text:span><text:span text:style-name="T3">employees</text:span><text:span text:style-name="T8"> qui vaut 0 à l’initialisation. Le nombre d’employés est limité à 100.</text:span></text:p>
      <text:p text:style-name="P5"><text:span text:style-name="T8">Enfin un château d’eau</text:span><text:span text:style-name="T7"> est aussi créé, </text:span><text:span text:style-name="T8">il</text:span><text:span text:style-name="T7"> est placée aléatoirement sur un patch jaune à côté d’un patch gris. </text:span><text:span text:style-name="T17">Il est représenté par un rond bleu.</text:span></text:p>
      <text:p text:style-name="P19"/>
      <text:p text:style-name="P6"><text:span text:style-name="T7">Les voitures se déplacent au hasard sur les patchs gris, dès qu’elles arrivent à côté de l’usine un employé est ajouté à l’usine </text:span><text:span text:style-name="T12">sachant que le nombre d’employés est limité à 100.</text:span></text:p>
      <text:p text:style-name="P19"/>
      <text:p text:style-name="P6"><text:span text:style-name="T7">Le château d’eau émet une goutte d’eau tous </text:span><text:span text:style-name="T9">les 10 ticks, une goutte d’eau a une capacité de 10 unités d’eau. Elle se déplace au hasard sur les patches gris, dès qu’elle passe à côté d’une maison elle distribue une unité d’eau à cette maison et perd donc une unité d’eau. Elle disparaît quand elle a distribué ses 10 unités d’eau.</text:span></text:p>
      <text:p text:style-name="P20"/>
      <text:p text:style-name="P7"><text:span text:style-name="T7">Une maison consomme 1 unité d’eau tous les 100 ticks, si elle n’a plus assez d’eau pour couvrir les besoin</text:span><text:span text:style-name="T23">s</text:span><text:span text:style-name="T7"> de ses habitants alors elle perd 1 habitant. Par exemple s’il y a 4 habitants dans la maison et 11 unités d’eau (sachant que le besoin en eau d’une personne est de 3) alors elle va perdre un habitant (ayant 4 habitants elle devrait avoir au moins 12 unités d’eau pour couvrir les besoins de ses habitants) (la population globale diminuera de 1 aussi). Inversement s’il y a assez d’eau pour couvrir les besoins d’une personne en plus alors il y aura un habitant en plus dans la maison (par exemple s’il y a 4 habitants dans la maison et 15 unités d’eau alors il y a assez d’eau pour une personne en plus) et dans la population globale. </text:span><text:span text:style-name="T10">Le nombre d’habitants par maison est limité à 10 </text:span><text:span text:style-name="T18">donc il ne peut y avoir assez d’eau pour 11 personnes. Le nombre maximal d’unités d’eau par maison est donc 32 si le besoin en eau est de 3.</text:span></text:p>
      <text:p text:style-name="P21"/>
      <text:p text:style-name="P22">Pour la première version l’usine n’a aucun comportement.</text:p>
      <text:p text:style-name="P22"/>
      <text:p text:style-name="P21">Le graphique représente l’évolution de la population globale en fonction du temps.</text:p>
      <text:p text:style-name="P21"/>
      <text:p text:style-name="P21"/>
      <text:p text:style-name="P21"/>
      <text:p text:style-name="P21"/>
      <text:p text:style-name="P21"/>
      <text:p text:style-name="P21"/>
      <text:p text:style-name="P21"/>
      <text:p text:style-name="P21"/>
      <text:p text:style-name="P21"/>
      <text:p text:style-name="P16"><text:soft-page-break/><text:span text:style-name="T7">Fichier sim_city_v</text:span><text:span text:style-name="T11">2</text:span><text:span text:style-name="T7">.nlogo :</text:span></text:p>
      <text:p text:style-name="P23"/>
      <text:p text:style-name="P8"><text:span text:style-name="T7">A l’initialisation la différence est qu’on ne génère que les maisons, l’usine et le château d’eau (exactement de la même manière). Les véhicules sont générés différemment. </text:span><text:span text:style-name="T12">De plus on a ajouté une variable globale </text:span><text:span text:style-name="T4">pib </text:span><text:span text:style-name="T12">qui correspond aux richesses créées par l’usine. Cette variable est initialisée à 0.</text:span></text:p>
      <text:p text:style-name="P24"/>
      <text:p text:style-name="P9"><text:span text:style-name="T7">Le comportement d’une maison est exactement le même que dans la </text:span><text:span text:style-name="T14">première</text:span><text:span text:style-name="T7"> version. </text:span><text:span text:style-name="T19">Nous avons ajouté un label qui correspond au nombre de personnes dans la maison.</text:span></text:p>
      <text:p text:style-name="P22"/>
      <text:p text:style-name="P10"><text:span text:style-name="T7">Le comportement du château d’eau est le même </text:span><text:span text:style-name="T14">que dans la première version.</text:span></text:p>
      <text:p text:style-name="P10"><text:span text:style-name="T24">Remarque :</text:span><text:span text:style-name="T14"> </text:span><text:span text:style-name="T7">on peut changer la fréquence de génération d’une goutte d’eau grâce au slider </text:span><text:span text:style-name="T2">drop-freq</text:span><text:span text:style-name="T7"> </text:span><text:span text:style-name="T13">(par défaut </text:span><text:span text:style-name="T5">drop-freq</text:span><text:span text:style-name="T13"> = 20)</text:span></text:p>
      <text:p text:style-name="P25"/>
      <text:p text:style-name="P11"><text:span text:style-name="T7">Pour cette version nous avons ajouté un comportement à l’usine. Tous les </text:span><text:span text:style-name="T2">scout-freq</text:span><text:span text:style-name="T7"> ticks l’usine génère un recruteur qui avance au hasard sur les routes. </text:span><text:span text:style-name="T12">On peut changer la fréquence de génération des recruteurs grâce à un slider </text:span><text:span text:style-name="T13">(par défaut </text:span><text:span text:style-name="T5">scout-freq</text:span><text:span text:style-name="T13"> = 100)</text:span><text:span text:style-name="T12">. </text:span><text:span text:style-name="T7">Dès qu’il passe à côté d’une maison </text:span><text:span text:style-name="T12">le recruteur</text:span><text:span text:style-name="T7"> a 30 % de chances de recruter un employé </text:span><text:span text:style-name="T20">s’il y a au moins une personne dans la maison</text:span><text:span text:style-name="T7">. Si un employé est recruté, le recruteur disparaît e</text:span><text:span text:style-name="T15">t </text:span><text:span text:style-name="T7">une voiture sort de la maison (la voiture est de la même couleur que la maison d’où elle sort) et circule aléatoirement sur les routes. </text:span><text:span text:style-name="T21">Comme pour la première version, si une voiture passe à côté de l’usine, le nombre d’employés de l’usine est incrémenté.</text:span></text:p>
      <text:p text:style-name="P26"/>
      <text:p text:style-name="P12"><text:span text:style-name="T16">Pour modéliser les départs à la retraite ou les licenciements, t</text:span><text:span text:style-name="T7">ous les </text:span><text:span text:style-name="T2">retire-freq</text:span><text:span text:style-name="T7"> ticks l’usine perd 1 employé (cette variable peut être modifiée grâce à un slider, </text:span><text:span text:style-name="T13">elle est égale à 500 par défaut</text:span><text:span text:style-name="T7">).</text:span></text:p>
      <text:p text:style-name="P12"><text:span text:style-name="T7">Tous les </text:span><text:span text:style-name="T2">prod-freq</text:span><text:span text:style-name="T7"> ticks (variable aussi modifiable grâce à un slider </text:span><text:span text:style-name="T13">qui vaut 200 par défaut</text:span><text:span text:style-name="T7">) l’usine crée des richesses. L’usine crée autant de richesses qu’il y a d’employés, par exemple s’il y a 50 employés au 2000ème tick et que </text:span><text:span text:style-name="T2">prod-freq</text:span><text:span text:style-name="T7"> = 100 alors 50 richesses seront </text:span><text:span text:style-name="T16">créées et </text:span><text:span text:style-name="T7">ajoutées au pib.</text:span></text:p>
      <text:p text:style-name="P28"/>
      <text:p text:style-name="P29">Le graphe est le même que dans la première version.</text:p>
      <text:p text:style-name="P28"/>
      <text:p text:style-name="P28"><text:s/></text:p>
      <text:p text:style-name="P27"><text:s/></text:p>
      <text:p text:style-name="P23"/>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text:soft-page-break/><text:span text:style-name="T7">Fichier sim_city_v</text:span><text:span text:style-name="T22">3.</text:span><text:span text:style-name="T7">nlogo :</text:span></text:p>
      <text:p text:style-name="P30"/>
      <text:p text:style-name="P31">Pour la dernière version nous avons ajouté une centrale électrique qui est placée au hasard sur un patch jaune à côté d’un patch gris. Nous avons aussi ajouté un label aux patchs route, ce label correspond à la distance de ce patch avec l’usine, ce qui va nous aider pour déterminer le plus court chemin entre une maison et l’usine. La centrale électrique est représentée par un triangle rouge.</text:p>
      <text:p text:style-name="P31">L’initialisation des maisons, de l’usine et du château d’eau est la même que pour la version précédente.</text:p>
      <text:p text:style-name="P33">Le besoin en eau est de 3 par personne, le besoin en électricité est de 2 par personne.</text:p>
      <text:p text:style-name="P31"/>
      <text:p text:style-name="P32">Le comportement des maisons est plus complexe car, pour cette version, les habitants ont un besoin <text:span text:style-name="T34">supplémentaire</text:span> : l’électricité. Cette fois si une maison consomme, en plus d’une unité d’eau <text:span text:style-name="T25">tous les 100 ticks</text:span>, <text:span text:style-name="T25">1 unité électrique tous les 200 ticks.</text:span></text:p>
      <text:p text:style-name="P32"><text:span text:style-name="T25">Si une maison a un manque d’eau </text:span><text:span text:style-name="T27">ou</text:span><text:span text:style-name="T30"> </text:span><text:span text:style-name="T29">un manque d’électricité alors elle perdra un habitant. Par exemple s’il y a 5 habitants dans la maison, 16 unités d’eau et 9 unités électriques alors la maison perdra 1 habitant car il n’y a pas assez d’électricité bien qu’il y ait assez d’eau.</text:span></text:p>
      <text:p text:style-name="P33"><text:span text:style-name="T28">Inversement s’il y a assez d’eau </text:span><text:span text:style-name="T26">et</text:span><text:span text:style-name="T28"> d’électricité pour un habitant en plus alors il y aura un habitant en plus dans la maison. Par exemple s’il y a 4 personnes, 15 unités d’eau et 10 unités électriques alors la maison peut accueillir une cinquième personne.</text:span></text:p>
      <text:p text:style-name="P33"><text:span text:style-name="T28"/></text:p>
      <text:p text:style-name="P33"><text:span text:style-name="T28">Le comportement d’une centrale électrique est similaire à celui d’un château d’eau. Tous les </text:span><text:span text:style-name="T6">light-freq</text:span><text:span text:style-name="T28"> ticks la centrale génère un éclair qui se déplace aléatoirement sur les routes. La variable </text:span><text:span text:style-name="T6">light-freq</text:span><text:span text:style-name="T28"> peut être changée à l’aide d’un slider (par défaut elle est égale à 10). Les éclairs ont le même comportement que les gouttes d’eau mais leur capacité n’est que de 8 unités électriques.</text:span></text:p>
      <text:p text:style-name="P33"><text:span text:style-name="T28"/></text:p>
      <text:p text:style-name="P33"><text:span text:style-name="T28">Le comportement de l’usine est le même qu’à la version précédente mais cette fois, tous les </text:span><text:span text:style-name="T6">prod-freq</text:span><text:span text:style-name="T28"> ticks l’usine produit </text:span><text:span text:style-name="T6">nombre-d’employés * productivity </text:span><text:span text:style-name="T28">richesses. </text:span><text:span text:style-name="T31">On peut varier l</text:span><text:span text:style-name="T28">a variable </text:span><text:span text:style-name="T6">productivity</text:span><text:span text:style-name="T28"> </text:span><text:span text:style-name="T31">grâce à un slider (sa valeur par défaut est 10).</text:span></text:p>
      <text:p text:style-name="P33"><text:span text:style-name="T31"/></text:p>
      <text:p text:style-name="P34"><text:span text:style-name="T28">Le comportement des gouttes d’eau, du château d’eau et des recruteurs n’ont pas changé.</text:span></text:p>
      <text:p text:style-name="P35"><text:span text:style-name="T28"/></text:p>
      <text:p text:style-name="P36"><text:span text:style-name="T28">Il est aussi possible de créer des maisons en cliquant sur l’environnement. Une maison a un prix donné par la variable </text:span><text:span text:style-name="T6">house-cost </text:span><text:span text:style-name="T28">(variable grâce à un slider) il faut donc avoir un pib assez élevé pour pouvoir placer une maison. Si le pib est assez élevé alors celui-ci diminuera de </text:span><text:span text:style-name="T6">house-cost </text:span><text:span text:style-name="T28">si on décide d’acheter une maison. </text:span><text:span text:style-name="T32">Dans cette maison il n’y aura aucun habitant, aucune unité électrique et aucune unité d’eau.</text:span></text:p>
      <text:p text:style-name="P36"><text:span text:style-name="T28"/></text:p>
      <text:p text:style-name="P36"><text:span text:style-name="T28">Nous avons rajouté un graphique qui permet de suivre l’évolution du pib au cours du temps.</text:span></text:p>
      <text:p text:style-name="P36"><text:span text:style-name="T28"/></text:p>
      <text:p text:style-name="P37"><text:span text:style-name="T28">Pour le comportement des voitures nous avons essayé d’implémenter un algorithme de plus court chemin mais il ne fonctionne pas. </text:span><text:span text:style-name="T33">Sinon leur comportement est le même qu’à la version précéde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6T11:29:06.429915356</meta:creation-date>
    <dc:date>2016-12-16T17:53:28.665705163</dc:date>
    <meta:editing-duration>PT1H51M2S</meta:editing-duration>
    <meta:editing-cycles>26</meta:editing-cycles>
    <meta:generator>LibreOffice/5.1.4.2$Linux_X86_64 LibreOffice_project/10m0$Build-2</meta:generator>
    <meta:document-statistic meta:table-count="0" meta:image-count="0" meta:object-count="0" meta:page-count="4" meta:paragraph-count="39" meta:word-count="1357" meta:character-count="7847" meta:non-whitespace-character-count="6524"/>
  </office:meta>
</office:document-meta>
</file>